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90"/>
      <table:table table:name="Лист1" table:style-name="ta1">
        <table:shapes>
          <draw:frame draw:z-index="0" draw:style-name="gr1" draw:text-style-name="P1" svg:width="386.02mm" svg:height="162.72mm" svg:x="113.45mm" svg:y="5.85mm">
            <loext:p draw:notify-on-update-of-ranges="Лист1.A2:Лист1.A5 Лист1.B1:Лист1.B1 Лист1.B2:Лист1.B5 Лист1.C1:Лист1.C1 Лист1.C2:Лист1.C5 Лист1.D1:Лист1.D1 Лист1.D2:Лист1.D5 Лист1.E1:Лист1.E1 Лист1.E2:Лист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N-locks</text:p>
          </table:table-cell>
          <table:table-cell table:style-name="ce1" office:value-type="string" calcext:value-type="string">
            <text:p>addcalc</text:p>
          </table:table-cell>
          <table:table-cell table:style-name="ce1" office:value-type="string" calcext:value-type="string">
            <text:p>addmem</text:p>
          </table:table-cell>
          <table:table-cell table:style-name="ce1" office:value-type="string" calcext:value-type="string">
            <text:p>linear speedup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53984" calcext:value-type="float">
            <text:p>0,53984</text:p>
          </table:table-cell>
          <table:table-cell table:style-name="ce1" office:value-type="float" office:value="0.64289" calcext:value-type="float">
            <text:p>0,64289</text:p>
          </table:table-cell>
          <table:table-cell table:style-name="ce1" office:value-type="float" office:value="1.91365" calcext:value-type="float">
            <text:p>1,9136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67237" calcext:value-type="float">
            <text:p>0,67237</text:p>
          </table:table-cell>
          <table:table-cell table:style-name="ce1" office:value-type="float" office:value="1.06912" calcext:value-type="float">
            <text:p>1,06912</text:p>
          </table:table-cell>
          <table:table-cell table:style-name="ce1" office:value-type="float" office:value="3.53243" calcext:value-type="float">
            <text:p>3,5324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79474" calcext:value-type="float">
            <text:p>0,79474</text:p>
          </table:table-cell>
          <table:table-cell table:style-name="ce1" office:value-type="float" office:value="1.53464" calcext:value-type="float">
            <text:p>1,53464</text:p>
          </table:table-cell>
          <table:table-cell table:style-name="ce1" office:value-type="float" office:value="5.23437" calcext:value-type="float">
            <text:p>5,234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90387" calcext:value-type="float">
            <text:p>0,90387</text:p>
          </table:table-cell>
          <table:table-cell table:style-name="ce1" office:value-type="float" office:value="1.98444" calcext:value-type="float">
            <text:p>1,98444</text:p>
          </table:table-cell>
          <table:table-cell table:style-name="ce1" office:value-type="float" office:value="5.51595" calcext:value-type="float">
            <text:p>5,5159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"/>
        </table:table-row>
        <table:table-row table:style-name="ro2" table:number-rows-repeated="33">
          <table:table-cell table:number-columns-repeated="14"/>
        </table:table-row>
        <table:table-row table:style-name="ro2">
          <table:table-cell table:number-columns-repeated="13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09:56:30.50988899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ригорий Германович Тарасенко</meta:initial-creator>
    <meta:creation-date>2017-05-15T07:19:36.084994398</meta:creation-date>
    <dc:date>2017-05-15T10:03:34.057210566</dc:date>
    <meta:editing-duration>PT14M</meta:editing-duration>
    <meta:editing-cycles>3</meta:editing-cycles>
    <meta:generator>LibreOffice/5.2.6.2$Linux_X86_64 LibreOffice_project/2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603cm" svg:height="16.273cm" xlink:href=".." xlink:type="simple" chart:class="chart:line" chart:style-name="ch1">
        <chart:title svg:x="18.503cm" svg:y="0.461cm" chart:style-name="ch2">
          <text:p>N-body</text:p>
        </chart:title>
        <chart:subtitle svg:x="18.583cm" svg:y="1.565cm" chart:style-name="ch3">
          <text:p>n = 100</text:p>
        </chart:subtitle>
        <chart:legend chart:legend-position="end" svg:x="35.036cm" svg:y="7.09cm" style:legend-expansion="high" chart:style-name="ch4"/>
        <chart:plot-area chart:style-name="ch5" table:cell-range-address="Лист1.A1:Лист1.E5" chart:data-source-has-labels="both" svg:x="1.783cm" svg:y="2.573cm" svg:width="32.481cm" svg:height="12.394cm">
          <chartooo:coordinate-region svg:x="2.219cm" svg:y="2.772cm" svg:width="31.951cm" svg:height="11.548cm"/>
          <chart:axis chart:dimension="x" chart:name="primary-x" chart:style-name="ch6" chartooo:axis-type="auto">
            <chartooo:date-scale/>
            <chart:title svg:x="17.198cm" svg:y="15.292cm" chart:style-name="ch7">
              <text:p>Потоки (P)</text:p>
            </chart:title>
            <chart:categories table:cell-range-address="Лист1.A2:Лист1.A5"/>
            <chart:grid chart:style-name="ch8" chart:class="major"/>
          </chart:axis>
          <chart:axis chart:dimension="y" chart:name="primary-y" chart:style-name="ch6">
            <chart:title svg:x="0.451cm" svg:y="10.719cm" chart:style-name="ch9">
              <text:p>Коэфицент ускорения (S)</text:p>
            </chart:title>
            <chart:grid chart:style-name="ch8" chart:class="major"/>
          </chart:axis>
          <chart:series chart:style-name="ch10" chart:values-cell-range-address="Лист1.B2:Лист1.B5" chart:label-cell-address="Лист1.B1:Лист1.B1" chart:class="chart:line">
            <chart:data-point chart:repeated="4"/>
          </chart:series>
          <chart:series chart:style-name="ch11" chart:values-cell-range-address="Лист1.C2:Лист1.C5" chart:label-cell-address="Лист1.C1:Лист1.C1" chart:class="chart:line">
            <chart:data-point chart:repeated="4"/>
          </chart:series>
          <chart:series chart:style-name="ch12" chart:values-cell-range-address="Лист1.D2:Лист1.D5" chart:label-cell-address="Лист1.D1:Лист1.D1" chart:class="chart:line">
            <chart:data-point chart:repeated="4"/>
          </chart:series>
          <chart:series chart:style-name="ch13" chart:values-cell-range-address="Лист1.E2:Лист1.E5" chart:label-cell-address="Лист1.E1:Лист1.E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-locks</text:p>
                <draw:g>
                  <svg:desc>Лист1.B1:Лист1.B1</svg:desc>
                </draw:g>
              </table:table-cell>
              <table:table-cell office:value-type="string">
                <text:p>addcalc</text:p>
                <draw:g>
                  <svg:desc>Лист1.C1:Лист1.C1</svg:desc>
                </draw:g>
              </table:table-cell>
              <table:table-cell office:value-type="string">
                <text:p>addmem</text:p>
                <draw:g>
                  <svg:desc>Лист1.D1:Лист1.D1</svg:desc>
                </draw:g>
              </table:table-cell>
              <table:table-cell office:value-type="string">
                <text:p>linear speedup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A2:Лист1.A5</svg:desc>
                </draw:g>
              </table:table-cell>
              <table:table-cell office:value-type="float" office:value="0.53984">
                <text:p>0.53984</text:p>
                <draw:g>
                  <svg:desc>Лист1.B2:Лист1.B5</svg:desc>
                </draw:g>
              </table:table-cell>
              <table:table-cell office:value-type="float" office:value="0.64289">
                <text:p>0.64289</text:p>
                <draw:g>
                  <svg:desc>Лист1.C2:Лист1.C5</svg:desc>
                </draw:g>
              </table:table-cell>
              <table:table-cell office:value-type="float" office:value="1.91365">
                <text:p>1.91365</text:p>
                <draw:g>
                  <svg:desc>Лист1.D2:Лист1.D5</svg:desc>
                </draw:g>
              </table:table-cell>
              <table:table-cell office:value-type="float" office:value="2">
                <text:p>2</text:p>
                <draw:g>
                  <svg:desc>Лист1.E2:Лист1.E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7237">
                <text:p>0.67237</text:p>
              </table:table-cell>
              <table:table-cell office:value-type="float" office:value="1.06912">
                <text:p>1.06912</text:p>
              </table:table-cell>
              <table:table-cell office:value-type="float" office:value="3.53243">
                <text:p>3.53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474">
                <text:p>0.79474</text:p>
              </table:table-cell>
              <table:table-cell office:value-type="float" office:value="1.53464">
                <text:p>1.53464</text:p>
              </table:table-cell>
              <table:table-cell office:value-type="float" office:value="5.23437">
                <text:p>5.234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0387">
                <text:p>0.90387</text:p>
              </table:table-cell>
              <table:table-cell office:value-type="float" office:value="1.98444">
                <text:p>1.98444</text:p>
              </table:table-cell>
              <table:table-cell office:value-type="float" office:value="5.51595">
                <text:p>5.5159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